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D000000375F750717DBD51232.png" manifest:media-type="image/png"/>
  <manifest:file-entry manifest:full-path="Pictures/10002677000040DD000011671CB9981AFDA717ED.pdf" manifest:media-type="application/pd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9.5cm" fo:margin-left="-1.288cm" table:align="left"/>
    </style:style>
    <style:style style:name="Table1.A" style:family="table-column">
      <style:table-column-properties style:column-width="12.287cm"/>
    </style:style>
    <style:style style:name="Table1.B" style:family="table-column">
      <style:table-column-properties style:column-width="7.213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8.216cm" fo:margin-left="-1.231cm" fo:break-before="column" table:align="left"/>
    </style:style>
    <style:style style:name="Table3.A" style:family="table-column">
      <style:table-column-properties style:column-width="5.701cm"/>
    </style:style>
    <style:style style:name="Table3.B" style:family="table-column">
      <style:table-column-properties style:column-width="12.515cm"/>
    </style:style>
    <style:style style:name="Table3.1" style:family="table-row">
      <style:table-row-properties style:min-row-height="0.684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style:vertical-align="middle" fo:padding="0.097cm" fo:border="0.5pt solid #000000" style:writing-mode="page"/>
    </style:style>
    <style:style style:name="Table3.2" style:family="table-row">
      <style:table-row-properties style:min-row-height="0.713cm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3.15" style:family="table-row">
      <style:table-row-properties style:min-row-height="0.683cm"/>
    </style:style>
    <style:style style:name="Table3.16" style:family="table-row">
      <style:table-row-properties style:min-row-height="0.714cm"/>
    </style:style>
    <style:style style:name="P1" style:family="paragraph" style:parent-style-name="Header">
      <style:text-properties officeooo:rsid="006890da" officeooo:paragraph-rsid="006890da"/>
    </style:style>
    <style:style style:name="P2" style:family="paragraph" style:parent-style-name="Header">
      <style:paragraph-properties>
        <style:tab-stops>
          <style:tab-stop style:position="13cm" style:type="center"/>
          <style:tab-stop style:position="17cm" style:type="right"/>
        </style:tab-stops>
      </style:paragraph-properties>
      <style:text-properties officeooo:rsid="006890da" officeooo:paragraph-rsid="0068e984"/>
    </style:style>
    <style:style style:name="P3" style:family="paragraph" style:parent-style-name="Footer" style:master-page-name="">
      <loext:graphic-properties draw:fill="none"/>
      <style:paragraph-properties fo:margin-left="-1.1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style:font-name="Verdana" fo:font-size="8pt" officeooo:paragraph-rsid="0068e984" style:font-size-asian="8pt" style:font-size-complex="8pt"/>
    </style:style>
    <style:style style:name="P4" style:family="paragraph" style:parent-style-name="Footer" style:master-page-name="">
      <loext:graphic-properties draw:fill="none"/>
      <style:paragraph-properties fo:margin-left="-1.199cm" fo:margin-right="-1.401cm" fo:margin-top="0cm" fo:margin-bottom="0.247cm" style:contextual-spacing="false" fo:line-height="150%" fo:text-indent="0cm" style:auto-text-indent="false" style:page-number="auto" fo:background-color="transparent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style:font-name="Verdana" fo:font-size="8pt" officeooo:paragraph-rsid="0068e984" style:font-size-asian="8pt" style:font-size-complex="8pt"/>
    </style:style>
    <style:style style:name="P5" style:family="paragraph" style:parent-style-name="Text_20_body">
      <style:paragraph-properties fo:margin-top="0cm" fo:margin-bottom="0cm" style:contextual-spacing="false" fo:line-height="100%" style:writing-mode="lr-tb"/>
      <style:text-properties fo:color="#5983b0" loext:opacity="100%" style:font-name="Verdana" fo:font-size="8pt" officeooo:paragraph-rsid="00128fa8" style:font-size-asian="8pt" style:font-size-complex="8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2.7cm"/>
        </style:tab-stops>
      </style:paragraph-properties>
      <style:text-properties style:font-name="Verdana" fo:font-size="14pt" fo:font-weight="bold" officeooo:rsid="004ed4bb" officeooo:paragraph-rsid="004ed4bb" style:font-size-asian="14pt" style:font-weight-asian="bold" style:font-size-complex="14pt" style:font-weight-complex="bold"/>
    </style:style>
    <style:style style:name="P7" style:family="paragraph" style:parent-style-name="Standard">
      <style:paragraph-properties>
        <style:tab-stops>
          <style:tab-stop style:position="12.7cm"/>
        </style:tab-stops>
      </style:paragraph-properties>
      <style:text-properties style:font-name="Verdana" fo:font-size="8pt" officeooo:paragraph-rsid="0025f128" style:font-size-asian="8pt" style:font-size-complex="8pt"/>
    </style:style>
    <style:style style:name="P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Verdana" fo:font-size="7pt" fo:font-weight="normal" officeooo:rsid="01e78f87" officeooo:paragraph-rsid="00510a14" style:font-size-asian="7pt" style:font-weight-asian="normal" style:font-size-complex="7pt" style:font-weight-complex="normal"/>
    </style:style>
    <style:style style:name="P9" style:family="paragraph" style:parent-style-name="Table_20_Contents">
      <style:paragraph-properties fo:line-height="100%" fo:text-align="start" style:justify-single-word="false"/>
      <style:text-properties style:font-name="Verdana" fo:font-size="7pt" fo:font-weight="normal" officeooo:rsid="01e78f87" officeooo:paragraph-rsid="004ed4bb" style:font-size-asian="7pt" style:font-weight-asian="normal" style:font-size-complex="7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-1.199cm" style:auto-text-indent="false" fo:background-color="transparent">
        <style:tab-stops>
          <style:tab-stop style:position="12.7cm"/>
        </style:tab-stops>
      </style:paragraph-properties>
      <style:text-properties style:font-name="Verdana" fo:font-size="7pt" fo:font-weight="normal" officeooo:rsid="0050234e" officeooo:paragraph-rsid="0050234e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Verdana" fo:font-size="7pt" officeooo:rsid="0050234e" officeooo:paragraph-rsid="0050234e" style:font-size-asian="7pt" style:font-size-complex="7pt"/>
    </style:style>
    <style:style style:name="P12" style:family="paragraph" style:parent-style-name="Table_20_Contents">
      <style:text-properties style:font-name="Verdana" fo:font-size="7pt" officeooo:rsid="004ed4bb" officeooo:paragraph-rsid="004ed4bb" style:font-size-asian="7pt" style:font-size-complex="7pt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-1.199cm" style:auto-text-indent="false" fo:background-color="transparent">
        <style:tab-stops>
          <style:tab-stop style:position="12.7cm"/>
        </style:tab-stops>
      </style:paragraph-properties>
      <style:text-properties style:font-name="Verdana" fo:font-size="7pt" fo:font-weight="bold" officeooo:rsid="0050234e" officeooo:paragraph-rsid="0050234e" style:font-size-asian="7pt" style:font-weight-asian="bold" style:font-size-complex="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12.7cm"/>
        </style:tab-stops>
      </style:paragraph-properties>
      <style:text-properties style:font-name="Verdana" fo:font-size="10pt" fo:font-weight="bold" officeooo:rsid="006d6057" officeooo:paragraph-rsid="006d6057" style:font-size-asian="10pt" style:font-weight-asian="bold" style:font-size-complex="10pt" style:font-weight-complex="bold"/>
    </style:style>
    <style:style style:name="P15" style:family="paragraph" style:parent-style-name="Standard">
      <style:paragraph-properties>
        <style:tab-stops>
          <style:tab-stop style:position="12.7cm"/>
        </style:tab-stops>
      </style:paragraph-properties>
      <style:text-properties style:font-name="Verdana" officeooo:paragraph-rsid="0025f128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-1.199cm" style:auto-text-indent="false" style:page-number="auto" fo:background-color="transparent">
        <style:tab-stops>
          <style:tab-stop style:position="12.7cm"/>
        </style:tab-stops>
      </style:paragraph-properties>
      <style:text-properties style:font-name="Verdana" fo:font-size="7pt" fo:font-weight="bold" officeooo:rsid="0050234e" officeooo:paragraph-rsid="0050234e" style:font-size-asian="7pt" style:font-weight-asian="bold" style:font-size-complex="7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-1.199cm" style:auto-text-indent="false" fo:background-color="transparent">
        <style:tab-stops>
          <style:tab-stop style:position="12.7cm"/>
        </style:tab-stops>
      </style:paragraph-properties>
      <style:text-properties style:font-name="Verdana" fo:font-size="7pt" fo:font-weight="bold" officeooo:rsid="0050234e" officeooo:paragraph-rsid="0050234e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Verdana" fo:font-size="7pt" officeooo:rsid="006e0c8a" officeooo:paragraph-rsid="006e0c8a" style:font-size-asian="7pt" style:font-size-complex="7pt"/>
    </style:style>
    <style:style style:name="P19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Verdana" fo:font-size="7pt" officeooo:rsid="007059d9" officeooo:paragraph-rsid="007059d9" style:font-size-asian="7pt" style:font-size-complex="7pt"/>
    </style:style>
    <style:style style:name="P20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Verdana" fo:font-size="7pt" officeooo:rsid="0071183d" officeooo:paragraph-rsid="0071183d" style:font-size-asian="7pt" style:font-size-complex="7pt"/>
    </style:style>
    <style:style style:name="P21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Verdana" fo:font-size="7pt" officeooo:rsid="00727f30" officeooo:paragraph-rsid="00727f30" style:font-size-asian="7pt" style:font-size-complex="7pt"/>
    </style:style>
    <style:style style:name="P22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Verdana" fo:font-size="7pt" officeooo:rsid="00753069" officeooo:paragraph-rsid="00753069" style:font-size-asian="7pt" style:font-size-complex="7pt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Verdana" fo:font-size="7pt" fo:font-weight="normal" officeooo:rsid="01e78f87" officeooo:paragraph-rsid="006e0c8a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Verdana" fo:font-size="7pt" fo:font-weight="normal" officeooo:rsid="01e78f87" officeooo:paragraph-rsid="007059d9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Verdana" fo:font-size="7pt" fo:font-weight="normal" officeooo:rsid="01e78f87" officeooo:paragraph-rsid="0071183d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Verdana" fo:font-size="7pt" fo:font-weight="normal" officeooo:rsid="01e78f87" officeooo:paragraph-rsid="00727f30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Verdana" fo:font-size="7pt" fo:font-weight="normal" officeooo:rsid="01e78f87" officeooo:paragraph-rsid="007627b1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Verdana" fo:font-size="7pt" fo:font-weight="normal" officeooo:rsid="01e78f87" officeooo:paragraph-rsid="0078c10a" style:font-size-asian="7pt" style:font-weight-asian="normal" style:font-size-complex="7pt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Verdana" fo:font-size="7pt" fo:font-weight="normal" officeooo:rsid="006e0c8a" officeooo:paragraph-rsid="006e0c8a" style:font-size-asian="7pt" style:font-weight-asian="normal" style:font-size-complex="7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Verdana" fo:font-size="7pt" fo:font-weight="normal" officeooo:rsid="0071183d" officeooo:paragraph-rsid="0071183d" style:font-size-asian="7pt" style:font-weight-asian="normal" style:font-size-complex="7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Verdana" fo:font-size="7pt" fo:font-weight="normal" officeooo:rsid="0071183d" officeooo:paragraph-rsid="00727f30" style:font-size-asian="7pt" style:font-weight-asian="normal" style:font-size-complex="7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Verdana" fo:font-size="7pt" fo:font-weight="normal" officeooo:rsid="004ed4bb" officeooo:paragraph-rsid="00727f30" style:font-size-asian="7pt" style:font-weight-asian="normal" style:font-size-complex="7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Verdana" fo:font-size="7pt" fo:font-weight="normal" officeooo:rsid="00792722" officeooo:paragraph-rsid="00792722" style:font-size-asian="7pt" style:font-weight-asian="normal" style:font-size-complex="7pt" style:font-weight-complex="normal"/>
    </style:style>
    <style:style style:name="T1" style:family="text">
      <style:text-properties fo:color="#2a6099" loext:opacity="100%" style:font-name="Verdana" fo:font-size="10pt" officeooo:rsid="00629eec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1e78f87"/>
    </style:style>
    <style:style style:name="T4" style:family="text">
      <style:text-properties officeooo:rsid="00727f30"/>
    </style:style>
    <style:style style:name="T5" style:family="text">
      <style:text-properties officeooo:rsid="0073f1f3"/>
    </style:style>
    <style:style style:name="T6" style:family="text">
      <style:text-properties officeooo:rsid="00753069"/>
    </style:style>
    <style:style style:name="T7" style:family="text">
      <style:text-properties officeooo:rsid="0078c1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><text:tab/></text:span></text:p>
      <table:table table:name="Table1" table:style-name="Table1">
        <table:table-column table:style-name="Table1.A"/>
        <table:table-column table:style-name="Table1.B"/>
        <table:table-row table:style-name="TableLine18412203984">
          <table:table-cell table:style-name="Table1.A1" office:value-type="string">
            <text:p text:style-name="P12">Sucden Coffee India Private Limited.</text:p>
          </table:table-cell>
          <table:table-cell table:style-name="Table1.A1" office:value-type="string">
            <text:p text:style-name="P9"/>
          </table:table-cell>
        </table:table-row>
        <table:table-row table:style-name="TableLine18412207104">
          <table:table-cell table:style-name="Table1.A1" office:value-type="string">
            <text:p text:style-name="P12">POST BOX NO.51 PLOT NO.23</text:p>
          </table:table-cell>
          <table:table-cell table:style-name="Table1.A1" table:number-rows-spanned="6" office:value-type="string">
            <text:p text:style-name="P9"/>
          </table:table-cell>
        </table:table-row>
        <table:table-row table:style-name="TableLine18412207376">
          <table:table-cell table:style-name="Table1.A1" office:value-type="string">
            <text:p text:style-name="P12">KIADB INDUSTRIAL AREA KUDLOOR KUSHALNAGAR-571234</text:p>
          </table:table-cell>
          <table:covered-table-cell table:style-name="Table1.A1"/>
        </table:table-row>
        <table:table-row table:style-name="TableLine18412208544">
          <table:table-cell table:style-name="Table1.A1" office:value-type="string">
            <text:p text:style-name="P12">CIN: U7220KA2000PTC026767,</text:p>
          </table:table-cell>
          <table:covered-table-cell table:style-name="Table1.A1"/>
        </table:table-row>
        <table:table-row table:style-name="TableLine18412209200">
          <table:table-cell table:style-name="Table1.A1" office:value-type="string">
            <text:p text:style-name="P12">KUSHALNAGAR-571234,</text:p>
          </table:table-cell>
          <table:covered-table-cell table:style-name="Table1.A1"/>
        </table:table-row>
        <table:table-row table:style-name="TableLine18412209472">
          <table:table-cell table:style-name="Table1.A1" office:value-type="string">
            <text:p text:style-name="P12">KARNATAKA,</text:p>
          </table:table-cell>
          <table:covered-table-cell table:style-name="Table1.A1"/>
        </table:table-row>
        <table:table-row table:style-name="TableLine18412210912">
          <table:table-cell table:style-name="Table1.A1" office:value-type="string">
            <text:p text:style-name="P12">INDIA</text:p>
          </table:table-cell>
          <table:covered-table-cell table:style-name="Table1.A1"/>
        </table:table-row>
      </table:table>
      <text:p text:style-name="P7"/>
      <text:p text:style-name="P14">PACKING LIST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CONTRACT NO</text:p>
          </table:table-cell>
          <table:table-cell table:style-name="Table3.B1" office:value-type="string">
            <text:p text:style-name="P8"><text:placeholder text:placeholder-type="text">&lt;o.shipping_id.contract_id.name&gt;</text:placeholder></text:p>
          </table:table-cell>
        </table:table-row>
        <table:table-row table:style-name="Table3.2">
          <table:table-cell table:style-name="Table3.A2" office:value-type="string">
            <text:p text:style-name="P18">CONSIGNMENT</text:p>
          </table:table-cell>
          <table:table-cell table:style-name="Table3.B2" office:value-type="string">
            <text:p text:style-name="P23"><text:placeholder text:placeholder-type="text">&lt;get_number_of_do(o)&gt;</text:placeholder></text:p>
          </table:table-cell>
        </table:table-row>
        <table:table-row table:style-name="Table3.1">
          <table:table-cell table:style-name="Table3.A2" office:value-type="string">
            <text:p text:style-name="P18">WEIGHTS</text:p>
          </table:table-cell>
          <table:table-cell table:style-name="Table3.B2" office:value-type="string">
            <text:p text:style-name="P29">Gross weight: <text:span text:style-name="T3"><text:placeholder text:placeholder-type="text">&lt;get_total_qty_mt(o)[0]&gt;</text:placeholder></text:span><text:s/>MT, Net weight: <text:span text:style-name="T3"><text:placeholder text:placeholder-type="text">&lt;get_total_qty_mt(o)[1]&gt;</text:placeholder></text:span><text:s/>MT</text:p>
          </table:table-cell>
        </table:table-row>
        <table:table-row table:style-name="Table3.2">
          <table:table-cell table:style-name="Table3.A2" office:value-type="string">
            <text:p text:style-name="P19">ITEM NAME</text:p>
          </table:table-cell>
          <table:table-cell table:style-name="Table3.B2" office:value-type="string">
            <text:p text:style-name="P24"><text:placeholder text:placeholder-type="text">&lt;o.shipping_id.product_id.name&gt;</text:placeholder></text:p>
          </table:table-cell>
        </table:table-row>
        <table:table-row table:style-name="Table3.1">
          <table:table-cell table:style-name="Table3.A2" office:value-type="string">
            <text:p text:style-name="P20">HSN NO</text:p>
          </table:table-cell>
          <table:table-cell table:style-name="Table3.B2" office:value-type="string">
            <text:p text:style-name="P25"><text:placeholder text:placeholder-type="text">&lt;o.shipping_id.product_id.l10n_in_hsn_code&gt;</text:placeholder></text:p>
          </table:table-cell>
        </table:table-row>
        <table:table-row table:style-name="Table3.1">
          <table:table-cell table:style-name="Table3.A2" office:value-type="string">
            <text:p text:style-name="P19">SHIPPER</text:p>
          </table:table-cell>
          <table:table-cell table:style-name="Table3.B2" office:value-type="string">
            <text:p text:style-name="P30">SUCDEN COFFEE INDIA PRIVATE LIMITED</text:p>
          </table:table-cell>
        </table:table-row>
        <table:table-row table:style-name="Table3.2">
          <table:table-cell table:style-name="Table3.A2" office:value-type="string">
            <text:p text:style-name="P20">CONTAINER NO</text:p>
          </table:table-cell>
          <table:table-cell table:style-name="Table3.B2" office:value-type="string">
            <text:p text:style-name="P25"><text:placeholder text:placeholder-type="text">&lt;get_total_container(o)&gt;</text:placeholder></text:p>
          </table:table-cell>
        </table:table-row>
        <table:table-row table:style-name="Table3.1">
          <table:table-cell table:style-name="Table3.A2" office:value-type="string">
            <text:p text:style-name="P20">CONSIGNEE</text:p>
          </table:table-cell>
          <table:table-cell table:style-name="Table3.B2" office:value-type="string">
            <text:p text:style-name="P25"><text:placeholder text:placeholder-type="text">&lt;o.shipping_id.ship_to.name&gt;</text:placeholder></text:p>
          </table:table-cell>
        </table:table-row>
        <table:table-row table:style-name="Table3.2">
          <table:table-cell table:style-name="Table3.A2" office:value-type="string">
            <text:p text:style-name="P20">NOTIFY PARTY</text:p>
          </table:table-cell>
          <table:table-cell table:style-name="Table3.B2" office:value-type="string">
            <text:p text:style-name="P27"><text:placeholder text:placeholder-type="text">&lt;get_notify(o)&gt;</text:placeholder></text:p>
          </table:table-cell>
        </table:table-row>
        <table:table-row table:style-name="Table3.2">
          <table:table-cell table:style-name="Table3.A2" office:value-type="string">
            <text:p text:style-name="P21">VESSEL</text:p>
          </table:table-cell>
          <table:table-cell table:style-name="Table3.B2" office:value-type="string">
            <text:p text:style-name="P26"><text:placeholder text:placeholder-type="text">&lt;o.truck_plate&gt;</text:placeholder></text:p>
          </table:table-cell>
        </table:table-row>
        <table:table-row table:style-name="Table3.1">
          <table:table-cell table:style-name="Table3.A2" office:value-type="string">
            <text:p text:style-name="P21">B/L NUMBER</text:p>
          </table:table-cell>
          <table:table-cell table:style-name="Table3.B2" office:value-type="string">
            <text:p text:style-name="P26"><text:placeholder text:placeholder-type="text">&lt;o.bl_no&gt;</text:placeholder></text:p>
          </table:table-cell>
        </table:table-row>
        <table:table-row table:style-name="Table3.2">
          <table:table-cell table:style-name="Table3.A2" office:value-type="string">
            <text:p text:style-name="P21">COUNTRY OF DESTINATION</text:p>
          </table:table-cell>
          <table:table-cell table:style-name="Table3.B2" office:value-type="string">
            <text:p text:style-name="P26"><text:placeholder text:placeholder-type="text">&lt;o.shipping_id.destination_country.name&gt;</text:placeholder></text:p>
          </table:table-cell>
        </table:table-row>
        <table:table-row table:style-name="Table3.1">
          <table:table-cell table:style-name="Table3.A2" office:value-type="string">
            <text:p text:style-name="P21">FINAL DESTINATION</text:p>
          </table:table-cell>
          <table:table-cell table:style-name="Table3.B2" office:value-type="string">
            <text:p text:style-name="P26"><text:placeholder text:placeholder-type="text">&lt;o.shipping_id.final_destination.name&gt;</text:placeholder></text:p>
          </table:table-cell>
        </table:table-row>
        <table:table-row table:style-name="Table3.2">
          <table:table-cell table:style-name="Table3.A2" office:value-type="string">
            <text:p text:style-name="P21">MARKS &amp; NUMBER</text:p>
          </table:table-cell>
          <table:table-cell table:style-name="Table3.B2" office:value-type="string">
            <text:p text:style-name="P26"><text:placeholder text:placeholder-type="text">&lt;o.shipping_id.ico_lot&gt;</text:placeholder></text:p>
          </table:table-cell>
        </table:table-row>
        <table:table-row table:style-name="Table3.15">
          <table:table-cell table:style-name="Table3.A2" office:value-type="string">
            <text:p text:style-name="P21">PACKING PLACE</text:p>
          </table:table-cell>
          <table:table-cell table:style-name="Table3.B2" office:value-type="string">
            <text:p text:style-name="P31">SUCDEN COFFEE INDIA PRIVATE LIMITED</text:p>
          </table:table-cell>
        </table:table-row>
        <table:table-row table:style-name="Table3.16">
          <table:table-cell table:style-name="Table3.A2" office:value-type="string">
            <text:p text:style-name="P21">ADDRESS</text:p>
          </table:table-cell>
          <table:table-cell table:style-name="Table3.B2" office:value-type="string">
            <text:p text:style-name="P32">PLOT NO.23 KIADB INDUSTRIAL AREA, KUDLOOR<text:line-break/>KUSHALNAGAR <text:span text:style-name="T4">KODAGU<text:line-break/></text:span>KARNATAKA <text:s/>571234 <text:span text:style-name="T4">INDIA</text:span></text:p>
          </table:table-cell>
        </table:table-row>
        <table:table-row table:style-name="Table3.15">
          <table:table-cell table:style-name="Table3.A2" office:value-type="string">
            <text:p text:style-name="P21">TYPE OF PACKING</text:p>
          </table:table-cell>
          <table:table-cell table:style-name="Table3.B2" office:value-type="string">
            <text:p text:style-name="P28"><text:span text:style-name="T5">PACKED </text:span><text:placeholder text:placeholder-type="text">&lt;o.nvs_nls_id.no_of_bags&gt;</text:placeholder><text:s/><text:span text:style-name="T5">In </text:span><text:placeholder text:placeholder-type="text">&lt;o.nvs_nls_id.contract_line[0].packing_id.name&gt;</text:placeholder><text:line-break/><text:span text:style-name="T6">Net Wt of Each Bag </text:span><text:placeholder text:placeholder-type="text">&lt;o.nvs_nls_id.contract_line[0].packing_id.capacity&gt;</text:placeholder><text:s/><text:span text:style-name="T7">Kg<text:line-break/>Goss Wt of Each Bag </text:span><text:placeholder text:placeholder-type="text" text:description="net">&lt;o.nvs_nls_id.contract_line[0].packing_id.capacity + o.nvs_nls_id.contract_line[0].packing_id.tare_weight&gt;</text:placeholder><text:s/><text:span text:style-name="T7">Kg<text:line-break/>Tare Wt of Each Bag </text:span><text:placeholder text:placeholder-type="text" text:description="net">&lt;o.nvs_nls_id.contract_line[0].packing_id.tare_weight&gt;</text:placeholder></text:p>
          </table:table-cell>
        </table:table-row>
        <table:table-row table:style-name="Table3.2">
          <table:table-cell table:style-name="Table3.A2" office:value-type="string">
            <text:p text:style-name="P22">PACKING WEIGHT</text:p>
          </table:table-cell>
          <table:table-cell table:style-name="Table3.B2" office:value-type="string">
            <text:p text:style-name="P33">Empty Bag <text:span text:style-name="T3"><text:placeholder text:placeholder-type="text">&lt;o.nvs_nls_id.no_of_bags&gt;</text:placeholder></text:span><text:span text:style-name="T3"><text:s/></text:span>In <text:span text:style-name="T3"><text:placeholder text:placeholder-type="text">&lt;o.nvs_nls_id.contract_line[0].packing_id.name&gt;</text:placeholder></text:span><text:span text:style-name="T3"><text:line-break/></text:span>Resulting Per Bag <text:span text:style-name="T3"><text:placeholder text:placeholder-type="text" text:description="net">&lt;o.nvs_nls_id.contract_line[0].packing_id.tare_weight&gt;</text:placeholder></text:span><text:span text:style-name="T3"><text:s/></text:span>Kg<text:line-break/>Total Tare Wt <text:span text:style-name="T3"><text:placeholder text:placeholder-type="text">&lt;o.nvs_nls_id.no_of_bags&gt;</text:placeholder></text:span><text:span text:style-name="T3"><text:s/></text:span><text:span text:style-name="T3"><text:placeholder text:placeholder-type="text">&lt;o.nvs_nls_id.contract_line[0].packing_id.name&gt;</text:placeholder></text:span><text:span text:style-name="T3"><text:s/></text:span>x <text:span text:style-name="T3"><text:placeholder text:placeholder-type="text" text:description="net">&lt;o.nvs_nls_id.contract_line[0].packing_id.tare_weight&gt;</text:placeholder></text:span><text:span text:style-name="T3"><text:s/></text:span>kgs = <text:span text:style-name="T3"><text:placeholder text:placeholder-type="text">&lt;o.nvs_nls_id.no_of_bags * o.nvs_nls_id.contract_line[0].packing_id.tare_weight&gt;</text:placeholder></text:span><text:span text:style-name="T3"><text:s/></text:span>Kgs</text:p>
          </table:table-cell>
        </table:table-row>
      </table:table>
      <text:p text:style-name="P6"/>
      <text:p text:style-name="P16">SUCDEN COFFEE INDIA PRIVATE LIMITED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Authorized Signator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6890da" officeooo:paragraph-rsid="006890da"/>
    </style:style>
    <style:style style:name="MP2" style:family="paragraph" style:parent-style-name="Header">
      <style:paragraph-properties>
        <style:tab-stops>
          <style:tab-stop style:position="13cm" style:type="center"/>
          <style:tab-stop style:position="17cm" style:type="right"/>
        </style:tab-stops>
      </style:paragraph-properties>
      <style:text-properties officeooo:rsid="006890da" officeooo:paragraph-rsid="0068e984"/>
    </style:style>
    <style:style style:name="MP3" style:family="paragraph" style:parent-style-name="Footer" style:master-page-name="">
      <loext:graphic-properties draw:fill="none"/>
      <style:paragraph-properties fo:margin-left="-1.1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style:font-name="Verdana" fo:font-size="8pt" officeooo:paragraph-rsid="0068e984" style:font-size-asian="8pt" style:font-size-complex="8pt"/>
    </style:style>
    <style:style style:name="MP4" style:family="paragraph" style:parent-style-name="Footer" style:master-page-name="">
      <loext:graphic-properties draw:fill="none"/>
      <style:paragraph-properties fo:margin-left="-1.199cm" fo:margin-right="-1.401cm" fo:margin-top="0cm" fo:margin-bottom="0.247cm" style:contextual-spacing="false" fo:line-height="150%" fo:text-indent="0cm" style:auto-text-indent="false" style:page-number="auto" fo:background-color="transparent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style:font-name="Verdana" fo:font-size="8pt" officeooo:paragraph-rsid="0068e984" style:font-size-asian="8pt" style:font-size-complex="8pt"/>
    </style:style>
    <style:style style:name="MP5" style:family="paragraph" style:parent-style-name="Text_20_body">
      <style:paragraph-properties fo:margin-top="0cm" fo:margin-bottom="0cm" style:contextual-spacing="false" fo:line-height="100%" style:writing-mode="lr-tb"/>
      <style:text-properties fo:color="#5983b0" loext:opacity="100%" style:font-name="Verdana" fo:font-size="8pt" officeooo:paragraph-rsid="00128fa8" style:font-size-asian="8pt" style:font-size-complex="8pt"/>
    </style:style>
    <style:style style:name="MT1" style:family="text">
      <style:text-properties fo:color="#2a6099" loext:opacity="100%" style:font-name="Verdana" fo:font-size="10pt" officeooo:rsid="00629eec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15cm" fo:margin-bottom="0.2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96cm" fo:margin-left="0cm" fo:margin-right="0cm" fo:margin-bottom="2cm" fo:background-color="transparent" style:dynamic-spacing="true" draw:fill="none" draw:fill-color="#729fcf"/>
      </style:header-style>
      <style:footer-style>
        <style:header-footer-properties svg:height="2.595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-1.296cm" svg:y="0.318cm" svg:width="4.306cm" svg:height="1.085cm" draw:z-index="0"><draw:image xlink:href="Pictures/10002677000040DD000011671CB9981AFDA717ED.pdf" xlink:type="simple" xlink:show="embed" xlink:actuate="onLoad" draw:mime-type="application/pdf"/><draw:image xlink:href="Pictures/10000001000000CD000000375F750717DBD51232.png" xlink:type="simple" xlink:show="embed" xlink:actuate="onLoad" draw:mime-type="image/png"/></draw:frame></text:p>
        <text:p text:style-name="MP2"><text:tab/><text:span text:style-name="MT1">SUCDEN COFFEE INDIA PRIVATE LIMITED</text:span></text:p>
        <text:p text:style-name="MP1"/>
        <text:p text:style-name="MP1"/>
        <text:p text:style-name="MP1"/>
        <text:p text:style-name="MP1"/>
      </style:header>
      <style:footer>
        <text:p text:style-name="MP3">Registered Office: Sucden Coffee India Private Limited| No.10/1, Vanaraveera Sankirna| 5th Cross, 9th A Main| Jayanagar 2nd Block|Bangalore 560011 |CIN U7220KA2000PTC026767 |GSTIN:29AABCN4066F1ZG| PAN AABCN4066F</text:p>
        <text:p text:style-name="MP4">Factory: Sucden Coffee India Private Limited|Post Box No.51|Plot No.23|KIADB Industrial Area|Kudloor|Kushalnagar|Pin:571234|Tel: 08276-278640/278641</text:p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19T16:52:33.271043362</meta:creation-date>
    <meta:generator>LibreOffice/7.3.3.2$MacOSX_AARCH64 LibreOffice_project/d1d0ea68f081ee2800a922cac8f79445e4603348</meta:generator>
    <dc:date>2024-06-13T16:19:13.131502858</dc:date>
    <meta:editing-duration>PT2H23M16S</meta:editing-duration>
    <meta:editing-cycles>26</meta:editing-cycles>
    <meta:document-statistic meta:table-count="2" meta:image-count="1" meta:object-count="0" meta:page-count="1" meta:paragraph-count="50" meta:word-count="195" meta:character-count="2228" meta:non-whitespace-character-count="2079"/>
  </office:meta>
</office:document-meta>
</file>